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nelModel.getT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Jyqx( String jyq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Whcd( String whc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Pwh( String pw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Zj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Ay_( String ay_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Hyzk( String hyz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Fzjj( String fzj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Xb_( String xb_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Gj_( String gj_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Fzj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Pw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Rsxz( String rsx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Byzde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Tzz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Zbz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Zy_( String zy_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Bhl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Zszt( String zsz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Jsh( String j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Zdry( String zd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Rsr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Cb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Csrq( String csr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M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Rfid( String rf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Jkzk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Wcnr( String wcn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Tzz( String t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Jkzk( String jkz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Hyz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Wxdj( String wxd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Byzde( String byz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Whcd_( String whcd_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Zdry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Mz( String m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Gj( String g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Gyqx( String gyq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Personnel.setCount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Bahj( String bah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Badw( String bad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Hyzk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Ay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Zz( String 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Personnel.set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Zzd( String zz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Rsrq( String rsr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Bad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Lff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Zy( String z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Tzz2( String tzz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X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Rsaq( String rsa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Tz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Personnel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Csr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Whcd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Rsx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G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Pho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Zszt_( String zszt_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Zy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Bhlx( String bhl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Zz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N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Hyzk_( String hyzk_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Mz_( String mz_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Wxdj_( String wxdj_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Personnel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Gj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Gyq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34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PersonnelModel.get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Cbz( String cb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Xb( String x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Zszt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Jkz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Zjh( String zj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Jyq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Rf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Jkzk_( String jkzk_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Bah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Bahj_( String bahj_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J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Mz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Wxdj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Personnel.getRoomPerson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omPersonnel.setData( List &lt; PersonnelModel &gt;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Gzd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Jdxj( String jdx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Z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Xb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Zsz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Xm( String x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Zd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Sg( String 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Zjlx( String zjl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Ay( String 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Nl( String n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Z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X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Byzde_( String byzde_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Tz( String t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Zdry_( String zdry_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Byz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Wxd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Wcn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Photo( String pho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Whc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Bahj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Gzdw( String gzd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Zbzt( String zbz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setLffh( String lff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Zjl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Jdx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Personnel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nelModel.getRsa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